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Illustration">
      <style:text-properties fo:language="en" fo:country="GB" style:language-asian="en" style:country-asian="US"/>
    </style:style>
    <style:style style:name="P4" style:family="paragraph" style:parent-style-name="Preformatted_20_Text">
      <style:text-properties fo:language="en" fo:country="GB" style:language-asian="en" style:country-asian="US"/>
    </style:style>
    <style:style style:name="P5" style:family="paragraph" style:parent-style-name="Text_20_body">
      <style:text-properties fo:language="en" fo:country="GB" style:language-asian="en" style:country-asian="US"/>
    </style:style>
    <style:style style:name="P6" style:family="paragraph" style:parent-style-name="Text_20_body">
      <style:paragraph-properties fo:text-align="center" style:justify-single-word="false"/>
      <style:text-properties fo:language="en" fo:country="GB" style:language-asian="en" style:country-asian="US"/>
    </style:style>
    <style:style style:name="P7" style:family="paragraph" style:parent-style-name="Heading_20_1" style:master-page-name="Standard">
      <style:paragraph-properties style:page-number="167" fo:break-before="auto" fo:break-after="auto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T1" style:family="text">
      <style:text-properties officeooo:rsid="00187a94"/>
    </style:style>
    <style:style style:name="T2" style:family="text">
      <style:text-properties officeooo:rsid="001abd1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Руководство пользователя</text:h>
      <text:h text:style-name="Heading_20_2" text:outline-level="2">Documentation API</text:h>
      <text:h text:style-name="Heading_20_3" text:outline-level="3">Authenticating requests</text:h>
      <text:p text:style-name="P5">Authenticate requests to this API's endpoints by sending a X-Auth-Keyb&gt; header with the value "{YOUR_AUTH_KEY}". </text:p>
      <text:p text:style-name="P5">All authenticated endpoints are marked with a requires authentication badge in the documentation below. </text:p>
      <text:p text:style-name="P5">You can get a token along the route /api/login (by nick and password) or /api/token (by exist token) with POST method </text:p>
      <text:h text:style-name="Heading_20_3" text:outline-level="3">Tokens</text:h>
      <text:h text:style-name="Heading_20_4" text:outline-level="4">Token generation</text:h>
      <text:p text:style-name="P5">Requires authentication. </text:p>
      <text:p text:style-name="P5">Request: POST api/token. </text:p>
      <text:p text:style-name="P5">Body Parameters: </text:p>
      <text:list xml:id="list3805438802" text:style-name="L1">
        <text:list-item>
          <text:p text:style-name="P8">name string — Token name. </text:p>
        </text:list-item>
      </text:list>
      <text:p text:style-name="P4">curl --request POST \</text:p>
      <text:p text:style-name="P4"><text:s text:c="4"/>"http://localhost/api/token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name\": \"report-service\"</text:p>
      <text:p text:style-name="P4">}"</text:p>
      <text:p text:style-name="P6">Example request</text:p>
      <text:p text:style-name="P4">{</text:p>
      <text:p text:style-name="P4"><text:soft-page-break/><text:s text:c="4"/>"data": {</text:p>
      <text:p text:style-name="P4"><text:s text:c="8"/>"name": "report-service",</text:p>
      <text:p text:style-name="P4"><text:s text:c="8"/>"token": "{YOUR_AUTH_KEY}"</text:p>
      <text:p text:style-name="P4"><text:s text:c="4"/>}</text:p>
      <text:p text:style-name="P4">}</text:p>
      <text:p text:style-name="P6">Example response (201)</text:p>
      <text:h text:style-name="Heading_20_4" text:outline-level="4">Read all authorized user tokens</text:h>
      <text:p text:style-name="P5">Requires authentication. </text:p>
      <text:p text:style-name="P5">Request: GET api/token . </text:p>
      <text:p text:style-name="P4">curl --request GET \</text:p>
      <text:p text:style-name="P4"><text:s text:c="4"/>--get "http://localhost/api/token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</text:p>
      <text:p text:style-name="P6">Example request</text:p>
      <text:p text:style-name="P4">{</text:p>
      <text:p text:style-name="P4"><text:s text:c="4"/>"data": {</text:p>
      <text:p text:style-name="P4"><text:s text:c="8"/>"tokens": [</text:p>
      <text:p text:style-name="P4"><text:s text:c="12"/>{</text:p>
      <text:p text:style-name="P4"><text:s text:c="16"/>"name": "login",</text:p>
      <text:p text:style-name="P4"><text:s text:c="16"/>"abilities": [</text:p>
      <text:p text:style-name="P4"><text:s text:c="20"/>"*"</text:p>
      <text:p text:style-name="P4"><text:s text:c="16"/>],</text:p>
      <text:p text:style-name="P4"><text:s text:c="16"/>"last_used_at": "2022-04-01T11:17:50.000000Z"</text:p>
      <text:p text:style-name="P4"><text:s text:c="12"/>},</text:p>
      <text:p text:style-name="P4"><text:s text:c="12"/>{</text:p>
      <text:p text:style-name="P4"><text:s text:c="16"/>"name": "report-service",</text:p>
      <text:p text:style-name="P4"><text:s text:c="16"/>"abilities": [</text:p>
      <text:p text:style-name="P4"><text:s text:c="20"/>"*"</text:p>
      <text:p text:style-name="P4"><text:soft-page-break/><text:s text:c="16"/>],</text:p>
      <text:p text:style-name="P4"><text:s text:c="16"/>"last_used_at": null</text:p>
      <text:p text:style-name="P4"><text:s text:c="12"/>}</text:p>
      <text:p text:style-name="P4"><text:s text:c="8"/>]</text:p>
      <text:p text:style-name="P4"><text:s text:c="4"/>}</text:p>
      <text:p text:style-name="P4">}</text:p>
      <text:p text:style-name="P6">Example response (200)</text:p>
      <text:h text:style-name="Heading_20_4" text:outline-level="4">Read an authorized user tokens</text:h>
      <text:p text:style-name="P5">Requires authentication. </text:p>
      <text:p text:style-name="P5">Request: GET api/token/{token_name}. </text:p>
      <text:p text:style-name="P5">URL Parameters: </text:p>
      <text:list xml:id="list1215991663" text:style-name="L2">
        <text:list-item>
          <text:p text:style-name="P9">token_name string — user token name </text:p>
        </text:list-item>
      </text:list>
      <text:p text:style-name="P4">curl --request GET \</text:p>
      <text:p text:style-name="P4"><text:s text:c="4"/>--get "http://localhost/api/token/report-service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</text:p>
      <text:p text:style-name="P6">Example request</text:p>
      <text:p text:style-name="P4">{</text:p>
      <text:p text:style-name="P4"><text:s text:c="4"/>"data": {</text:p>
      <text:p text:style-name="P4"><text:s text:c="8"/>"name": "report-service",</text:p>
      <text:p text:style-name="P4"><text:s text:c="8"/>"abilities": [</text:p>
      <text:p text:style-name="P4"><text:s text:c="12"/>"*"</text:p>
      <text:p text:style-name="P4"><text:s text:c="8"/>],</text:p>
      <text:p text:style-name="P4"><text:s text:c="8"/>"last_used_at": null</text:p>
      <text:p text:style-name="P4"><text:s text:c="4"/>}</text:p>
      <text:p text:style-name="P4">}</text:p>
      <text:p text:style-name="P6">Example response (200)</text:p>
      <text:h text:style-name="Heading_20_4" text:outline-level="4"><text:soft-page-break/>Edit token</text:h>
      <text:p text:style-name="P5">Requires authentication. </text:p>
      <text:p text:style-name="P5">Edit token name and rights. Rights will be used only those that are available to the user of the token. </text:p>
      <text:p text:style-name="P5">Token key stays the same. </text:p>
      <text:p text:style-name="P5">Request: PUT api/token/{token_name}. </text:p>
      <text:p text:style-name="P5">URL Parameters: </text:p>
      <text:list xml:id="list775727534" text:style-name="L3">
        <text:list-item>
          <text:p text:style-name="P10">token_name string — user token name </text:p>
        </text:list-item>
      </text:list>
      <text:p text:style-name="P5">Body Parameters: </text:p>
      <text:list xml:id="list392365826" text:style-name="L4">
        <text:list-item>
          <text:p text:style-name="P11">name string — token name </text:p>
        </text:list-item>
        <text:list-item>
          <text:p text:style-name="P11">abilities string[] optional — list of rules </text:p>
        </text:list-item>
      </text:list>
      <text:p text:style-name="P4">curl --request PUT \</text:p>
      <text:p text:style-name="P4"><text:s text:c="4"/>"http://localhost/api/token/report-service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name\": \"report-service\",</text:p>
      <text:p text:style-name="P4"><text:s text:c="4"/>\"abilities\": [</text:p>
      <text:p text:style-name="P4"><text:s text:c="8"/>\"*\"</text:p>
      <text:p text:style-name="P4"><text:s text:c="4"/>]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name": "report-service",</text:p>
      <text:p text:style-name="P4"><text:s text:c="8"/>"abilities": [</text:p>
      <text:p text:style-name="P4"><text:s text:c="12"/>"report:getShort",</text:p>
      <text:p text:style-name="P4"><text:soft-page-break/><text:s text:c="12"/>"report:getByProject"</text:p>
      <text:p text:style-name="P4"><text:s text:c="8"/>],</text:p>
      <text:p text:style-name="P4"><text:s text:c="8"/>"last_used_at": null</text:p>
      <text:p text:style-name="P4"><text:s text:c="4"/>}</text:p>
      <text:p text:style-name="P4">}</text:p>
      <text:p text:style-name="P6">Example response (200)</text:p>
      <text:h text:style-name="Heading_20_4" text:outline-level="4">Deleting a token</text:h>
      <text:p text:style-name="P5">Requires authentication. </text:p>
      <text:p text:style-name="P5">Removing an authorized user token by token name. </text:p>
      <text:p text:style-name="P5">Request: DELETE api/token/{token_name}. </text:p>
      <text:p text:style-name="P5">URL Parameters: </text:p>
      <text:list xml:id="list3305530755" text:style-name="L5">
        <text:list-item>
          <text:p text:style-name="P12">token_name string — user token name </text:p>
        </text:list-item>
      </text:list>
      <text:p text:style-name="P4">curl --request DELETE \</text:p>
      <text:p text:style-name="P4"><text:s text:c="4"/>"http://localhost/api/token/report-service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</text:p>
      <text:p text:style-name="P6">Example request</text:p>
      <text:p text:style-name="P4">[Empty response]</text:p>
      <text:p text:style-name="P6">Example response (204)</text:p>
      <text:h text:style-name="Heading_20_3" text:outline-level="3">Users</text:h>
      <text:h text:style-name="Heading_20_4" text:outline-level="4">Authentication</text:h>
      <text:p text:style-name="P5">User authentication. A token is issued for the user's nick and password for further interaction with the api. </text:p>
      <text:p text:style-name="P5">The token is created under the name "login" and is available like other tokens. </text:p>
      <text:p text:style-name="P5"><text:soft-page-break/>If a "login" token previously existed, it is removed and a new user token is generated. </text:p>
      <text:p text:style-name="P5">Request: POST api/login. </text:p>
      <text:p text:style-name="P5">Body Parameters: </text:p>
      <text:list xml:id="list1773409428" text:style-name="L6">
        <text:list-item>
          <text:p text:style-name="P13">nick string — user nick </text:p>
        </text:list-item>
        <text:list-item>
          <text:p text:style-name="P13">password string — user password </text:p>
        </text:list-item>
      </text:list>
      <text:p text:style-name="P4">curl --request POST \</text:p>
      <text:p text:style-name="P4"><text:s text:c="4"/>"http://localhost/api/login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nick\": \"testuser\",</text:p>
      <text:p text:style-name="P4"><text:s text:c="4"/>\"password\": \"password\"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name": "login",</text:p>
      <text:p text:style-name="P4"><text:s text:c="8"/>"token": "{YOUR_AUTH_KEY}"</text:p>
      <text:p text:style-name="P4"><text:s text:c="4"/>}</text:p>
      <text:p text:style-name="P4">}</text:p>
      <text:p text:style-name="P6">Example response (200)</text:p>
      <text:h text:style-name="Heading_20_3" text:outline-level="3">Report hours</text:h>
      <text:h text:style-name="Heading_20_4" text:outline-level="4">Short report</text:h>
      <text:p text:style-name="P5">Requires authentication. </text:p>
      <text:p text:style-name="P5">Getting a short report on hours from employees for a certain period of days. </text:p>
      <text:p text:style-name="P5">Request: GET api/report/hours/short. </text:p>
      <text:p text:style-name="P5"><text:soft-page-break/>Body Parameters: </text:p>
      <text:list xml:id="list1644784487" text:style-name="L7">
        <text:list-item>
          <text:p text:style-name="P14">start_date string optional — Start date of the reporting period. Inclusive. Must be a valid date. </text:p>
        </text:list-item>
        <text:list-item>
          <text:p text:style-name="P14">end_date string optional — End date of the reporting period. Inclusive. Must be a valid date. </text:p>
        </text:list-item>
      </text:list>
      <text:p text:style-name="P4">curl --request GET \</text:p>
      <text:p text:style-name="P4"><text:s text:c="4"/>--get "http://localhost/api/report/hours/short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start_date\": \"2010-10-07\",</text:p>
      <text:p text:style-name="P4"><text:s text:c="4"/>\"end_date\": \"2010-10-09\"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count_reports": 1,</text:p>
      <text:p text:style-name="P4"><text:s text:c="8"/>"reports": [</text:p>
      <text:p text:style-name="P4"><text:s text:c="12"/>{</text:p>
      <text:p text:style-name="P4"><text:s text:c="16"/>"nick": "ilene.wolf",</text:p>
      <text:p text:style-name="P4"><text:s text:c="16"/>"name": "Vickie Jerde",</text:p>
      <text:p text:style-name="P4"><text:s text:c="16"/>"company": "Р",</text:p>
      <text:p text:style-name="P4"><text:s text:c="16"/>"total_hours": 5</text:p>
      <text:p text:style-name="P4"><text:s text:c="12"/>}</text:p>
      <text:p text:style-name="P4"><text:s text:c="8"/>]</text:p>
      <text:p text:style-name="P4"><text:s text:c="4"/>}</text:p>
      <text:p text:style-name="P4">}</text:p>
      <text:p text:style-name="P6">Example response (200)</text:p>
      <text:h text:style-name="Heading_20_4" text:outline-level="4"><text:soft-page-break/>Report hours by project</text:h>
      <text:p text:style-name="P5">Requires authentication. </text:p>
      <text:p text:style-name="P5">Getting a report on hours from employees ordered by project for a certain period of days. </text:p>
      <text:p text:style-name="P5">If several employees worked on one project, then several records are created in the reports array with the same value of the fields related to the project. </text:p>
      <text:p text:style-name="P5">Request: GET api/report/hours/project. </text:p>
      <text:p text:style-name="P5">Body Parameters: </text:p>
      <text:list xml:id="list550841538" text:style-name="L8">
        <text:list-item>
          <text:p text:style-name="P15">start_date string optional — Start date of the reporting period. Inclusive. Must be a valid date. </text:p>
        </text:list-item>
        <text:list-item>
          <text:p text:style-name="P15">end_date string optional — End date of the reporting period. Inclusive. Must be a valid date. </text:p>
        </text:list-item>
      </text:list>
      <text:p text:style-name="P4">curl --request GET \</text:p>
      <text:p text:style-name="P4"><text:s text:c="4"/>--get "http://localhost/api/report/hours/project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start_date\": \"2010-10-07\",</text:p>
      <text:p text:style-name="P4"><text:s text:c="4"/>\"end_date\": \"2010-10-09\"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count_reports": 2,</text:p>
      <text:p text:style-name="P4"><text:s text:c="8"/>"reports": [</text:p>
      <text:p text:style-name="P4"><text:s text:c="12"/>{</text:p>
      <text:p text:style-name="P4"><text:s text:c="16"/>"nick": "ilene.wolf",</text:p>
      <text:p text:style-name="P4"><text:soft-page-break/><text:s text:c="16"/>"name": "Vickie Jerde",</text:p>
      <text:p text:style-name="P4"><text:s text:c="16"/>"company": "Р",</text:p>
      <text:p text:style-name="P4"><text:s text:c="16"/>"customer_id": 1,</text:p>
      <text:p text:style-name="P4"><text:s text:c="16"/>"customer_name": "ullam et esse",</text:p>
      <text:p text:style-name="P4"><text:s text:c="16"/>"project_id": 1,</text:p>
      <text:p text:style-name="P4"><text:s text:c="16"/>"project_name": "pariatur voluptatem corrupti",</text:p>
      <text:p text:style-name="P4"><text:s text:c="16"/>"total_hours": 3.2</text:p>
      <text:p text:style-name="P4"><text:s text:c="12"/>},</text:p>
      <text:p text:style-name="P4"><text:s text:c="12"/>{</text:p>
      <text:p text:style-name="P4"><text:s text:c="16"/>"nick": "ilene.wolf",</text:p>
      <text:p text:style-name="P4"><text:s text:c="16"/>"name": "Vickie Jerde",</text:p>
      <text:p text:style-name="P4"><text:s text:c="16"/>"company": "Р",</text:p>
      <text:p text:style-name="P4"><text:s text:c="16"/>"customer_id": 2,</text:p>
      <text:p text:style-name="P4"><text:s text:c="16"/>"customer_name": "dolorem aut nostrum",</text:p>
      <text:p text:style-name="P4"><text:s text:c="16"/>"project_id": 2,</text:p>
      <text:p text:style-name="P4"><text:s text:c="16"/>"project_name": "voluptas quas labore",</text:p>
      <text:p text:style-name="P4"><text:s text:c="16"/>"total_hours": 1.8</text:p>
      <text:p text:style-name="P4"><text:s text:c="12"/>}</text:p>
      <text:p text:style-name="P4"><text:s text:c="8"/>]</text:p>
      <text:p text:style-name="P4"><text:s text:c="4"/>}</text:p>
      <text:p text:style-name="P4">}</text:p>
      <text:p text:style-name="P6">Example response (200)</text:p>
      <text:h text:style-name="Heading_20_3" text:outline-level="3">Schedule</text:h>
      <text:h text:style-name="Heading_20_4" text:outline-level="4">Official schedule</text:h>
      <text:p text:style-name="P5">Requires authentication. </text:p>
      <text:p text:style-name="P5">Getting a short report on hours from employees for a certain period of days. </text:p>
      <text:p text:style-name="P5">Request: GET api/shedule/official. </text:p>
      <text:p text:style-name="P5">Body Parameters: </text:p>
      <text:list xml:id="list3105026983" text:style-name="L9">
        <text:list-item>
          <text:p text:style-name="P16"><text:soft-page-break/>start_date string optional — Start date of the reporting period. Inclusive. Must be a valid date. </text:p>
        </text:list-item>
        <text:list-item>
          <text:p text:style-name="P16">end_date string optional — End date of the reporting period. Inclusive. Must be a valid date. </text:p>
        </text:list-item>
      </text:list>
      <text:p text:style-name="P4">curl --request GET \</text:p>
      <text:p text:style-name="P4"><text:s text:c="4"/>--get "http://localhost/api/shedule/official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start_date\": \"2010-10-07\",</text:p>
      <text:p text:style-name="P4"><text:s text:c="4"/>\"end_date\": \"2010-10-09\"</text:p>
      <text:p text:style-name="P4">}"</text:p>
      <text:p text:style-name="P6">Example request</text:p>
      <text:p text:style-name="P4">{</text:p>
      <text:p text:style-name="P4"><text:s text:c="4"/>"data": {</text:p>
      <text:p text:style-name="P4"><text:s text:c="8"/>"2010-10-07": {</text:p>
      <text:p text:style-name="P4"><text:s text:c="12"/>"status": "holiday",</text:p>
      <text:p text:style-name="P4"><text:s text:c="12"/>"info": [</text:p>
      <text:p text:style-name="P4"><text:s text:c="16"/>"Error possimus maiores eius est sit molestiae qui qui."</text:p>
      <text:p text:style-name="P4"><text:s text:c="12"/>]</text:p>
      <text:p text:style-name="P4"><text:s text:c="8"/>},</text:p>
      <text:p text:style-name="P4"><text:s text:c="8"/>"2010-10-08": {</text:p>
      <text:p text:style-name="P4"><text:s text:c="12"/>"status": "holiday",</text:p>
      <text:p text:style-name="P4"><text:s text:c="12"/>"info": [</text:p>
      <text:p text:style-name="P4"><text:s text:c="16"/>"Error possimus maiores eius est sit molestiae qui qui."</text:p>
      <text:p text:style-name="P4"><text:s text:c="12"/>]</text:p>
      <text:p text:style-name="P4"><text:s text:c="8"/>},</text:p>
      <text:p text:style-name="P4"><text:s text:c="8"/>"2010-10-09": {</text:p>
      <text:p text:style-name="P4"><text:s text:c="12"/>"status": "work",</text:p>
      <text:p text:style-name="P4"><text:soft-page-break/><text:s text:c="12"/>"info": []</text:p>
      <text:p text:style-name="P4"><text:s text:c="8"/>}</text:p>
      <text:p text:style-name="P4"><text:s text:c="4"/>}</text:p>
      <text:p text:style-name="P4">}</text:p>
      <text:p text:style-name="P6">Example response (200)</text:p>
      <text:h text:style-name="Heading_20_4" text:outline-level="4">Workers schedule</text:h>
      <text:p text:style-name="P5">Requires authentication. </text:p>
      <text:p text:style-name="P5">Getting the workers schedule for the period requested with his worked hours by days. </text:p>
      <text:p text:style-name="P5">Request: GET api/shedule/worker. </text:p>
      <text:p text:style-name="P5">Body Parameters: </text:p>
      <text:list xml:id="list432651644" text:style-name="L10">
        <text:list-item>
          <text:p text:style-name="P17">start_date string optional — Start date of the reporting period. Inclusive. Must be a valid date. </text:p>
        </text:list-item>
        <text:list-item>
          <text:p text:style-name="P17">end_date string optional — End date of the reporting period. Inclusive. Must be a valid date. </text:p>
        </text:list-item>
      </text:list>
      <text:p text:style-name="P4">curl --request GET \</text:p>
      <text:p text:style-name="P4"><text:s text:c="4"/>--get "http://localhost/api/shedule/worker" \</text:p>
      <text:p text:style-name="P4"><text:s text:c="4"/>--header "X-Auth-Key: {YOUR_AUTH_KEY}" \</text:p>
      <text:p text:style-name="P4"><text:s text:c="4"/>--header "Content-Type: application/json" \</text:p>
      <text:p text:style-name="P4"><text:s text:c="4"/>--header "Accept: application/json" \</text:p>
      <text:p text:style-name="P4"><text:s text:c="4"/>--data "{</text:p>
      <text:p text:style-name="P4"><text:s text:c="4"/>\"start_date\": \"2010-10-07\",</text:p>
      <text:p text:style-name="P4"><text:s text:c="4"/>\"end_date\": \"2010-10-09\"</text:p>
      <text:p text:style-name="P4">}"</text:p>
      <text:p text:style-name="P6">Example request</text:p>
      <text:p text:style-name="P4">{</text:p>
      <text:p text:style-name="P4"><text:s text:c="4"/>"ilene.wolf": {</text:p>
      <text:p text:style-name="P4"><text:s text:c="8"/>"2010-10-07": {</text:p>
      <text:p text:style-name="P4"><text:soft-page-break/><text:s text:c="12"/>"status": "holiday",</text:p>
      <text:p text:style-name="P4"><text:s text:c="12"/>"info": [</text:p>
      <text:p text:style-name="P4"><text:s text:c="16"/>"Error possimus maiores eius est sit molestiae qui qui."</text:p>
      <text:p text:style-name="P4"><text:s text:c="12"/>]</text:p>
      <text:p text:style-name="P4"><text:s text:c="8"/>},</text:p>
      <text:p text:style-name="P4"><text:s text:c="8"/>"2010-10-08": {</text:p>
      <text:p text:style-name="P4"><text:s text:c="12"/>"status": "work",</text:p>
      <text:p text:style-name="P4"><text:s text:c="12"/>"info": [</text:p>
      <text:p text:style-name="P4"><text:s text:c="16"/>"Error possimus maiores eius est sit molestiae qui qui.",</text:p>
      <text:p text:style-name="P4"><text:s text:c="16"/>"Provident delectus et atque sequi."</text:p>
      <text:p text:style-name="P4"><text:s text:c="12"/>],</text:p>
      <text:p text:style-name="P4"><text:s text:c="12"/>"total_hours": 5</text:p>
      <text:p text:style-name="P4"><text:s text:c="8"/>},</text:p>
      <text:p text:style-name="P4"><text:s text:c="8"/>"2010-10-09": {</text:p>
      <text:p text:style-name="P4"><text:s text:c="12"/>"status": "work",</text:p>
      <text:p text:style-name="P4"><text:s text:c="12"/>"info": []</text:p>
      <text:p text:style-name="P4"><text:s text:c="8"/>}</text:p>
      <text:p text:style-name="P4"><text:s text:c="4"/>}</text:p>
      <text:p text:style-name="P4">}</text:p>
      <text:p text:style-name="P3">Example response (200)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abd1b"/>
    </style:style>
    <style:style style:name="MT2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<text:span text:style-name="MT1">Б</text:span></text:p>
      </style:header>
      <loext:header-first>
        <text:p text:style-name="MP1"><text:tab/><text:tab/>Приложение <text:span text:style-name="MT1">Б</text:span></text:p>
      </loext:header-first>
      <style:footer>
        <text:p text:style-name="MP2"><text:span text:style-name="MT2"><text:tab/><text:tab/></text:span><text:page-number text:select-page="current">178</text:page-number></text:p>
      </style:footer>
      <loext:footer-first>
        <text:p text:style-name="MP2"><text:span text:style-name="MT2"><text:tab/><text:tab/></text:span><text:page-number text:select-page="current">167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06T00:27:26.621263624</dc:date>
    <meta:editing-duration>PT27M2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2" meta:paragraph-count="312" meta:word-count="1085" meta:character-count="9113" meta:non-whitespace-character-count="6821"/>
  </office:meta>
</office:document-meta>
</file>